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80000001F054CB5D4832AAEEB.png" manifest:media-type="image/png"/>
  <manifest:file-entry manifest:full-path="Pictures/10000001000005DC000001F45AA86E510B09E1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8507in" style:rel-column-width="5915*"/>
    </style:style>
    <style:style style:name="_31_7.B" style:display-name="17.B" style:family="table-column">
      <style:table-column-properties style:column-width="1.1833in" style:rel-column-width="8228*"/>
    </style:style>
    <style:style style:name="_31_7.C" style:display-name="17.C" style:family="table-column">
      <style:table-column-properties style:column-width="3.2542in" style:rel-column-width="22627*"/>
    </style:style>
    <style:style style:name="_31_7.D" style:display-name="17.D" style:family="table-column">
      <style:table-column-properties style:column-width="4.1368in" style:rel-column-width="28765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333333" fo:padding="0.0382in" fo:border-left="0.5pt solid #333333" fo:border-right="none" fo:border-top="0.5pt solid #333333" fo:border-bottom="0.5pt solid #333333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33333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D1" style:display-name="17.D1" style:family="table-cell">
      <style:table-cell-properties style:vertical-align="middle" fo:background-color="#333333" fo:padding="0.0382in" fo:border="0.5pt solid #000000" style:writing-mode="page">
        <style:background-image/>
      </style:table-cell-properties>
    </style:style>
    <style:style style:name="_31_7.A2" style:display-name="17.A2" style:family="table-cell">
      <style:table-cell-properties style:vertical-align="middle" fo:background-color="transparent" fo:padding="0.0382in" fo:border-left="0.5pt solid #333333" fo:border-right="none" fo:border-top="0.5pt solid #333333" fo:border-bottom="0.5pt solid #333333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C2" style:display-name="17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Open Sans SemiBold" fo:font-size="20pt" fo:font-style="italic" officeooo:paragraph-rsid="00056709" style:font-size-asian="20pt" style:font-style-asian="italic" style:font-size-complex="2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paragraph-rsid="000e1f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9bbb" officeooo:paragraph-rsid="00339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officeooo:paragraph-rsid="0017ebfa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347f2" officeooo:paragraph-rsid="003347f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1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335b0b" officeooo:paragraph-rsid="00335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3347f2" officeooo:paragraph-rsid="003347f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1" style:family="text">
      <style:text-properties officeooo:rsid="00056709"/>
    </style:style>
    <style:style style:name="T2" style:family="text">
      <style:text-properties officeooo:rsid="00382e8f"/>
    </style:style>
    <style:style style:name="T3" style:family="text">
      <style:text-properties officeooo:rsid="003347f2"/>
    </style:style>
    <style:style style:name="T4" style:family="text">
      <style:text-properties officeooo:rsid="0030671b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34e6ef" style:font-size-asian="9pt" style:font-size-complex="9pt"/>
    </style:style>
    <style:style style:name="T7" style:family="text">
      <style:text-properties fo:font-size="9pt" officeooo:rsid="003f091d" style:font-size-asian="9pt" style:font-size-complex="9pt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16pt" officeooo:rsid="003347f2" style:font-size-asian="16pt" style:font-size-complex="16pt"/>
    </style:style>
    <style:style style:name="T10" style:family="text">
      <style:text-properties officeooo:rsid="00339bbb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339bbb" style:font-size-asian="10pt" style:font-size-complex="10pt"/>
    </style:style>
    <style:style style:name="T13" style:family="text">
      <style:text-properties fo:font-size="10pt" officeooo:rsid="0038eef6" style:font-size-asian="10pt" style:font-size-complex="10pt"/>
    </style:style>
    <style:style style:name="T14" style:family="text">
      <style:text-properties officeooo:rsid="003a77a1"/>
    </style:style>
    <style:style style:name="T15" style:family="text">
      <style:text-properties officeooo:rsid="003f0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row table:style-name="_31_7.1">
          <table:table-cell table:style-name="_31_7.A1" table:number-rows-spanned="9" office:value-type="string">
            <text:p text:style-name="P16">SÁB</text:p>
            <text:p text:style-name="P12">02</text:p>
            <text:p text:style-name="P13"><text:span text:style-name="T9">DEZ</text:span><text:line-break/></text:p>
            <text:p text:style-name="P14">OnLine</text:p>
          </table:table-cell>
          <table:table-cell table:style-name="_31_7.B1" office:value-type="string">
            <text:p text:style-name="P15">Horário</text:p>
          </table:table-cell>
          <table:table-cell table:style-name="_31_7.B1" office:value-type="string">
            <text:p text:style-name="P15">Sala 1</text:p>
          </table:table-cell>
          <table:table-cell table:style-name="_31_7.D1" office:value-type="string">
            <text:p text:style-name="P15">Sala 2</text:p>
          </table:table-cell>
        </table:table-row>
        <table:table-row table:style-name="_31_7.1">
          <table:covered-table-cell table:style-name="_31_7.A2"/>
          <table:table-cell table:style-name="_31_7.B2" office:value-type="string">
            <text:p text:style-name="P4">09:<text:span text:style-name="T14">00</text:span> – <text:span text:style-name="T14">09</text:span>:<text:span text:style-name="T14">3</text:span>0</text:p>
          </table:table-cell>
          <table:table-cell table:style-name="_31_7.C2" table:number-columns-spanned="2" office:value-type="string">
            <text:p text:style-name="P5">Cerimônia de Abertura<text:line-break/><text:span text:style-name="T12">Organização NodeCon BR</text:span></text:p>
          </table:table-cell>
          <table:covered-table-cell/>
        </table:table-row>
        <table:table-row table:style-name="_31_7.1">
          <table:covered-table-cell table:style-name="_31_7.A2"/>
          <table:table-cell table:style-name="_31_7.B2" office:value-type="string">
            <text:p text:style-name="P4"><text:span text:style-name="T14">09</text:span>:30 – <text:span text:style-name="T14">10</text:span>:30</text:p>
          </table:table-cell>
          <table:table-cell table:style-name="_31_7.B2" office:value-type="string">
            <text:p text:style-name="P8">Wololo: Convertendo uma aplicação para NodeJS<text:line-break/><text:span text:style-name="T12">Felipe do Espírito Santo</text:span></text:p>
          </table:table-cell>
          <table:table-cell table:style-name="_31_7.C2" table:number-rows-spanned="2" office:value-type="string">
            <text:p text:style-name="P7"><text:span text:style-name="T10">Tutorial:</text:span><text:line-break/>Microserviços e mensageria com Kafka<text:line-break/><text:span text:style-name="T11">Herick Exterkoetter</text:span></text:p>
          </table:table-cell>
        </table:table-row>
        <table:table-row table:style-name="_31_7.1">
          <table:covered-table-cell table:style-name="_31_7.A2"/>
          <table:table-cell table:style-name="_31_7.B2" office:value-type="string">
            <text:p text:style-name="P4">1<text:span text:style-name="T14">1</text:span>:00 – 1<text:span text:style-name="T14">2</text:span>:00</text:p>
          </table:table-cell>
          <table:table-cell table:style-name="_31_7.B2" office:value-type="string">
            <text:p text:style-name="P9">MongoDB: boas práticas e extraindo o máximo de performance<text:line-break/><text:span text:style-name="T12">Mateus Leonardi</text:span></text:p>
          </table:table-cell>
          <table:covered-table-cell table:style-name="_31_7.C2"/>
        </table:table-row>
        <table:table-row table:style-name="_31_7.1">
          <table:covered-table-cell table:style-name="_31_7.A2"/>
          <table:table-cell table:style-name="_31_7.B2" office:value-type="string">
            <text:p text:style-name="P4">1<text:span text:style-name="T14">2</text:span>:00 – 1<text:span text:style-name="T14">4</text:span>:00</text:p>
          </table:table-cell>
          <table:table-cell table:style-name="_31_7.C2" table:number-columns-spanned="2" office:value-type="string">
            <text:p text:style-name="P10">Intervalo de Almoço</text:p>
          </table:table-cell>
          <table:covered-table-cell/>
        </table:table-row>
        <table:table-row table:style-name="_31_7.1">
          <table:covered-table-cell table:style-name="_31_7.A2"/>
          <table:table-cell table:style-name="_31_7.B2" office:value-type="string">
            <text:p text:style-name="P4"><text:span text:style-name="T14">14</text:span>:00 – 1<text:span text:style-name="T14">5</text:span>:00</text:p>
          </table:table-cell>
          <table:table-cell table:style-name="_31_7.B2" office:value-type="string">
            <text:p text:style-name="P9">Qualidade de Software em Projetos Node<text:line-break/><text:span text:style-name="T12">Diogo de Jesus Pina</text:span></text:p>
          </table:table-cell>
          <table:table-cell table:style-name="_31_7.C2" table:number-rows-spanned="2" office:value-type="string">
            <text:p text:style-name="P9"><text:span text:style-name="T10">Tutorial (cont.):</text:span><text:line-break/>Microserviços e mensageria com Kafka<text:line-break/><text:span text:style-name="T11">Herick Exterkoetter</text:span></text:p>
          </table:table-cell>
        </table:table-row>
        <table:table-row table:style-name="_31_7.1">
          <table:covered-table-cell table:style-name="_31_7.A2"/>
          <table:table-cell table:style-name="_31_7.B2" office:value-type="string">
            <text:p text:style-name="P4">1<text:span text:style-name="T14">5</text:span>:30 – 1<text:span text:style-name="T14">6</text:span>:30</text:p>
          </table:table-cell>
          <table:table-cell table:style-name="_31_7.B2" office:value-type="string">
            <text:p text:style-name="P9">Utilizando NodeJS e JavaScript para construir de MVP a sistemas de grande escala: tire sua ideia do papel.<text:line-break/><text:span text:style-name="T12">Douglas Nassif Roma Junior</text:span></text:p>
          </table:table-cell>
          <table:covered-table-cell table:style-name="_31_7.C2"/>
        </table:table-row>
        <table:table-row table:style-name="_31_7.1">
          <table:covered-table-cell table:style-name="_31_7.A2"/>
          <table:table-cell table:style-name="_31_7.B2" office:value-type="string">
            <text:p text:style-name="P4">1<text:span text:style-name="T14">6</text:span>:<text:span text:style-name="T14">45</text:span> – 1<text:span text:style-name="T14">7</text:span>:<text:span text:style-name="T14">45</text:span></text:p>
          </table:table-cell>
          <table:table-cell table:style-name="_31_7.C2" table:number-columns-spanned="2" office:value-type="string">
            <text:p text:style-name="P9"><text:span text:style-name="T10">Painel:</text:span><text:line-break/>Node, Deno e Bun: A concorrência de runtimes no mercado<text:line-break/><text:span text:style-name="T13">Palestrantes e Convidados</text:span></text:p>
          </table:table-cell>
          <table:covered-table-cell/>
        </table:table-row>
        <table:table-row>
          <table:covered-table-cell table:style-name="_31_7.A2"/>
          <table:table-cell table:style-name="_31_7.B2" office:value-type="string">
            <text:p text:style-name="P6">1<text:span text:style-name="T14">7:45</text:span>– 1<text:span text:style-name="T14">8:15</text:span></text:p>
          </table:table-cell>
          <table:table-cell table:style-name="_31_7.C2" table:number-columns-spanned="2" office:value-type="string">
            <text:p text:style-name="P4">Cerimônia de Encerramento <text:span text:style-name="T14">e Sorteios</text:span><text:line-break/><text:span text:style-name="T12">Organização NodeCon BR</text:span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Roboto" svg:font-family="Robot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Roboto" style:font-family-asian="Roboto" style:font-family-generic-asian="system" style:font-pitch-asian="variable" style:font-size-asian="10pt" style:font-weight-asian="bold" style:font-name-complex="Roboto" style:font-family-complex="Roboto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Open Sans SemiBold" fo:font-size="20pt" fo:font-style="italic" officeooo:paragraph-rsid="00056709" style:font-size-asian="20pt" style:font-style-asian="italic" style:font-size-complex="2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officeooo:rsid="00056709"/>
    </style:style>
    <style:style style:name="MT2" style:family="text">
      <style:text-properties officeooo:rsid="00382e8f"/>
    </style:style>
    <style:style style:name="MT3" style:family="text">
      <style:text-properties officeooo:rsid="003347f2"/>
    </style:style>
    <style:style style:name="MT4" style:family="text">
      <style:text-properties officeooo:rsid="0030671b"/>
    </style:style>
    <style:style style:name="MT5" style:family="text">
      <style:text-properties officeooo:rsid="003f091d"/>
    </style:style>
    <style:style style:name="MT6" style:family="text">
      <style:text-properties fo:font-size="9pt" style:font-size-asian="9pt" style:font-size-complex="9pt"/>
    </style:style>
    <style:style style:name="MT7" style:family="text">
      <style:text-properties fo:font-size="9pt" officeooo:rsid="0034e6ef" style:font-size-asian="9pt" style:font-size-complex="9pt"/>
    </style:style>
    <style:style style:name="MT8" style:family="text">
      <style:text-properties fo:font-size="9pt" officeooo:rsid="003f091d" style:font-size-asian="9pt" style:font-size-complex="9pt"/>
    </style:style>
    <style:style style:name="MT9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3626in" svg:width="1.2602in" svg:height="0.4201in" draw:z-index="1"><draw:image xlink:href="Pictures/10000001000005DC000001F45AA86E510B09E114.png" xlink:type="simple" xlink:show="embed" xlink:actuate="onLoad" draw:mime-type="image/png"/></draw:frame><text:span text:style-name="MT1"><text:s text:c="22"/></text:span><text:span text:style-name="MT2">NodeCon BR ‘23 - </text:span><text:span text:style-name="MT1">Conferê</text:span><text:span text:style-name="MT3">ncia</text:span><text:span text:style-name="MT1"> </text:span><text:span text:style-name="MT3">Brasileira </text:span><text:span text:style-name="MT1">de </text:span><text:span text:style-name="MT3">NodeJS</text:span><text:span text:style-name="MT1"> – </text:span><text:span text:style-name="MT4">v0.1.</text:span><text:span text:style-name="MT5">1</text:span></text:p>
      </style:header>
      <style:footer>
        <text:p text:style-name="MP2"><draw:frame draw:style-name="Mfr2" draw:name="Image6" text:anchor-type="char" svg:x="2.6299in" svg:y="-0.0201in" svg:width="0.4909in" svg:height="0.1728in" draw:z-index="0"><draw:image xlink:href="Pictures/10000001000000580000001F054CB5D4832AAEEB.png" xlink:type="simple" xlink:show="embed" xlink:actuate="onLoad" draw:mime-type="image/png"/></draw:frame><text:span text:style-name="MT6">CC BY-SA </text:span><text:span text:style-name="MT7">NodeCon BR</text:span><text:span text:style-name="MT6"> - <text:s text:c="2"/>Versão 0.1.</text:span><text:span text:style-name="MT8">1</text:span><text:span text:style-name="MT6"> - </text:span><text:span text:style-name="MT7">2023-09-</text:span><text:span text:style-name="MT8">19</text:span></text:p>
        <text:p text:style-name="MP3"><text:span text:style-name="MT6">Programação sujeita a alterações sem prévio aviso. Para maiores detalhes sobre as atividades: </text:span><text:a xlink:type="simple" xlink:href="http://nodecon.com.br/conteudo-aprovado-2023/" text:style-name="Internet_20_link" text:visited-style-name="Visited_20_Internet_20_Link"><text:span text:style-name="MT9">nodecon.com.br/conteudo-aprovado-2023/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3-09-19T11:36:40.906915962</dc:date>
    <meta:editing-duration>PT11H43M9S</meta:editing-duration>
    <meta:editing-cycles>57</meta:editing-cycles>
    <meta:generator>LibreOffice/7.6.1.1$Linux_X86_64 LibreOffice_project/60$Build-1</meta:generator>
    <meta:print-date>2023-09-18T03:23:39.285408347</meta:print-date>
    <meta:printed-by>PDF files</meta:printed-by>
    <meta:document-statistic meta:table-count="1" meta:image-count="2" meta:object-count="0" meta:page-count="1" meta:paragraph-count="28" meta:word-count="158" meta:character-count="1084" meta:non-whitespace-character-count="921"/>
  </office:meta>
</office:document-meta>
</file>